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weight="bold" officeooo:rsid="0012fdad" officeooo:paragraph-rsid="0012fda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weight="normal" officeooo:rsid="0012fdad" officeooo:paragraph-rsid="0012fda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GINX PROXY INVERSO</text:p>
      <text:p text:style-name="P1"/>
      <text:p text:style-name="P2">vamos a crear en sites-available un proxy llamado ejemplo-proxy</text:p>
      <text:p text:style-name="P2"/>
      <text:p text:style-name="P2">este archivo debe contener </text:p>
      <text:p text:style-name="P2"/>
      <text:p text:style-name="P2">server{</text:p>
      <text:p text:style-name="P2"><text:tab/>listen _ _ ; puerto que queramos</text:p>
      <text:p text:style-name="P2"><text:tab/>server_name _ _ _ _ _ _ _ _ ; como queramos llamar al sitio</text:p>
      <text:p text:style-name="P2"><text:tab/>location / {</text:p>
      <text:p text:style-name="P2"><text:tab/><text:tab/>proxy_pass http:// IP de la maquina:puertoDela debian;</text:p>
      <text:p text:style-name="P2"/>
      <text:p text:style-name="P2">}</text:p>
      <text:p text:style-name="P2">}</text:p>
      <text:p text:style-name="P2"/>
      <text:p text:style-name="P2">si es archivo nuevo crear enlance simbolico sudo ln -s <text:s/>.</text:p>
      <text:p text:style-name="P2"/>
      <text:p text:style-name="P2">si queremos añadir cabecera add_header <text:s/>Host lo que queramos en loca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4T00:08:17.180000000</meta:creation-date>
    <dc:date>2023-12-14T00:22:02.463000000</dc:date>
    <meta:editing-duration>PT13M45S</meta:editing-duration>
    <meta:editing-cycles>1</meta:editing-cycles>
    <meta:document-statistic meta:table-count="0" meta:image-count="0" meta:object-count="0" meta:page-count="1" meta:paragraph-count="12" meta:word-count="73" meta:character-count="410" meta:non-whitespace-character-count="341"/>
    <meta:generator>LibreOffice/7.5.4.2$Windows_X86_64 LibreOffice_project/36ccfdc35048b057fd9854c757a8b67ec53977b6</meta:generator>
  </office:meta>
</office:document-meta>
</file>